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c044" officeooo:paragraph-rsid="000dc044"/>
    </style:style>
    <style:style style:name="P2" style:family="paragraph" style:parent-style-name="Standard">
      <style:paragraph-properties fo:text-align="justify" style:justify-single-word="false"/>
      <style:text-properties officeooo:rsid="000dc044" officeooo:paragraph-rsid="000e9232"/>
    </style:style>
    <style:style style:name="P3" style:family="paragraph" style:parent-style-name="Standard">
      <style:paragraph-properties fo:text-align="justify" style:justify-single-word="false"/>
      <style:text-properties officeooo:rsid="000e9232" officeooo:paragraph-rsid="000e9232"/>
    </style:style>
    <style:style style:name="P4" style:family="paragraph" style:parent-style-name="Standard">
      <style:paragraph-properties fo:text-align="justify" style:justify-single-word="false"/>
      <style:text-properties officeooo:rsid="000f1a82" officeooo:paragraph-rsid="000f1a82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92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t description</text:p>
      <text:p text:style-name="P1"/>
      <text:p text:style-name="P1">This material supplements the research presented in the manuscript 'A Stochastic Gradient Boosting prediction model of GNSS ionospheric delay during a short-term rapidly developing geomagnetic storm for sub-equatorial region with geomagnetic field density components as predictors', authored by Renato Filjar, Oliver Jukić, Jasna Prpić-Oršić, and Serdjo Kos. It contains the following files:</text:p>
      <text:p text:style-name="P1"/>
      <text:p text:style-name="P1"><text:span text:style-name="T1">rojs.R</text:span> – the R script used for performing the research</text:p>
      <text:p text:style-name="P1"/>
      <text:p text:style-name="P2"><text:span text:style-name="T1">darw076.Std, darw077.Std, darw078.Std, darw147.Std, darw148.Std, darw149.Std, darw250.Std, darw251.Std, darw252.Std, darw269.Std, darw270.Std, darw271.Std</text:span> – Std files with TEC estimates <text:span text:style-name="T3">for the days referred to in the manuscript, </text:span>derived using the GPS-TEC software (https://seemala.blogspot.com/R) from the related GNSS pseudoranges observations in RINEX o files, provided by International GNSS Service (IGS) at: https://cddis.nasa.gov/archive/gnss/data/daily/</text:p>
      <text:p text:style-name="P1"/>
      <text:p text:style-name="P2"><text:span text:style-name="T1">Dst.Mar2015.dat, Dst.May2017.dat, Dst.Sep2017.dat</text:span> – monthly Dst estimates, as provided by International Service of Geomagnetic Indices <text:span text:style-name="T3">(ISGI) for the time referred to in the manuscript,</text:span> at: http://isgi.unistra.fr/data_download.php</text:p>
      <text:p text:style-name="P1"/>
      <text:p text:style-name="P3"><text:span text:style-name="T1">7.dat, 8.dat, 9.dat, 17.dat, 18.dat, 19.dat, 26.dat, 27.dat, 28.dat, 27S.dat, 28S.dat, 29.dat</text:span> – daily INTERMAGNET () data of components of the geomagnetic field density vector, as observed at Kakadu, NT for the days referred to in the manuscript</text:p>
      <text:p text:style-name="P3"/>
      <text:p text:style-name="P4">Data sets are presented in gthe original content, and in the form used in the research presented.</text:p>
      <text:p text:style-name="P3"/>
      <text:p text:style-name="P1">The R script has been developed by Dr Renato Filjar, Dr Oliver Jukić, and Prof Jasna Prpić-Oršić, for the purpose of research presented in manuscript 'A Stochastic Gradient Boosting prediction model of GNSS ionospheric delay during a short-term rapidly developing geomagnetic storm for sub-equatorial region with geomagnetic field density components as predictors', authored by Renato Filjar, Oliver Jukić, Jasna Prpić-Oršić, and Serdjo Kos. This software may contain pieces of code taken from description of various R packages and examples. It is provided on the as-is basis, for the sole purpose of reproducibility of our research. We do not accept any liability for possible errors and mis-interpretations.</text:p>
      <text:p text:style-name="P1"/>
      <text:p text:style-name="P4">On behalf of the co-authors:</text:p>
      <text:p text:style-name="P4">Dr Oliver Jukić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15:08:38.331000000</meta:creation-date>
    <dc:date>2021-07-07T15:27:50.437000000</dc:date>
    <meta:editing-duration>PT7M51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0" meta:word-count="305" meta:character-count="2248" meta:non-whitespace-character-count="1949"/>
  </office:meta>
</office:document-meta>
</file>